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MMono101" svg:font-family="LMMono10" style:font-pitch="fixed"/>
    <style:font-face style:name="LMMono10" svg:font-family="LMMono10" style:font-adornments="Regular" style:font-pitch="fixed"/>
    <style:font-face style:name="URW Bookman L" svg:font-family="'URW Bookman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style:font-name="LMMono101"/>
    </style:style>
    <style:style style:name="P2" style:family="paragraph" style:parent-style-name="Standard">
      <style:paragraph-properties fo:text-align="center" style:justify-single-word="false"/>
      <style:text-properties style:font-name="LMMono101"/>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style="italic" fo:font-weight="normal" style:font-style-asian="italic" style:font-weight-asian="normal" style:font-style-complex="italic" style:font-weight-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style="normal" fo:font-weight="bold" style:font-style-asian="normal" style:font-weight-asian="bold" style:font-style-complex="normal" style:font-weight-complex="bold"/>
    </style:style>
    <style:style style:name="P8" style:family="paragraph" style:parent-style-name="Text_20_body_20_indent2">
      <style:text-properties style:text-underline-style="solid" style:text-underline-width="auto" style:text-underline-color="font-color"/>
    </style:style>
    <style:style style:name="P9" style:family="paragraph" style:parent-style-name="Text_20_body_20_indent2">
      <style:text-properties fo:font-style="italic" style:text-underline-style="solid" style:text-underline-width="auto" style:text-underline-color="font-color" style:font-style-asian="italic" style:font-style-complex="italic"/>
    </style:style>
    <style:style style:name="P10" style:family="paragraph" style:parent-style-name="Text_20_body_20_indent2">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11" style:family="paragraph" style:parent-style-name="Text_20_body_20_indent2">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12" style:family="paragraph" style:parent-style-name="Text_20_body_20_heading">
      <style:text-properties style:text-underline-style="solid" style:text-underline-width="auto" style:text-underline-color="font-color" fo:font-weight="normal" style:font-weight-asian="normal" style:font-weight-complex="normal"/>
    </style:style>
    <style:style style:name="P13" style:family="paragraph" style:parent-style-name="Text_20_body">
      <style:text-properties fo:font-style="normal" fo:font-weight="normal" style:font-style-asian="normal" style:font-weight-asian="normal" style:font-style-complex="normal" style:font-weight-complex="normal"/>
    </style:style>
    <style:style style:name="P14" style:family="paragraph" style:parent-style-name="Text_20_body">
      <style:text-properties fo:font-style="normal" fo:font-weight="bold" style:font-style-asian="normal" style:font-weight-asian="bold" style:font-style-complex="normal" style:font-weight-complex="bold"/>
    </style:style>
    <style:style style:name="P15" style:family="paragraph" style:parent-style-name="Text_20_body_20_indent2">
      <style:text-properties fo:font-style="normal" fo:font-weight="normal" style:font-style-asian="normal" style:font-weight-asian="normal" style:font-style-complex="normal" style:font-weight-complex="normal"/>
    </style:style>
    <style:style style:name="P16" style:family="paragraph" style:parent-style-name="Text_20_body_20_indent2">
      <style:text-properties fo:font-style="normal" style:text-underline-style="none" style:font-style-asian="normal" style:font-style-complex="normal"/>
    </style:style>
    <style:style style:name="P17" style:family="paragraph" style:parent-style-name="Text_20_body_20_indent2">
      <style:text-properties fo:font-style="normal" style:text-underline-style="none" fo:font-weight="normal" style:font-style-asian="normal" style:font-weight-asian="normal" style:font-style-complex="normal" style:font-weight-complex="normal"/>
    </style:style>
    <style:style style:name="P18" style:family="paragraph" style:parent-style-name="Text_20_body_20_heading">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19" style:family="paragraph" style:parent-style-name="Text_20_body_20_heading">
      <style:text-properties fo:font-style="normal" fo:font-weight="normal" style:font-style-asian="normal" style:font-weight-asian="normal" style:font-style-complex="normal" style:font-weight-complex="normal"/>
    </style:style>
    <style:style style:name="P20" style:family="paragraph" style:parent-style-name="Text_20_body_20_heading">
      <style:text-properties fo:font-style="normal" style:font-style-asian="normal" style:font-style-complex="normal"/>
    </style:style>
    <style:style style:name="P21" style:family="paragraph" style:parent-style-name="Text_20_body_20_heading">
      <style:text-properties fo:font-weight="normal" style:font-weight-asian="normal" style:font-weight-complex="normal"/>
    </style:style>
    <style:style style:name="P22" style:family="paragraph" style:parent-style-name="Text_20_body_20_heading">
      <style:text-properties style:text-underline-style="solid" style:text-underline-width="auto" style:text-underline-color="font-color"/>
    </style:style>
    <style:style style:name="P23" style:family="paragraph" style:parent-style-name="Text_20_body_20_heading">
      <style:paragraph-properties fo:break-before="page"/>
      <style:text-properties fo:font-style="normal" fo:font-weight="normal" style:font-style-asian="normal" style:font-weight-asian="normal" style:font-style-complex="normal" style:font-weight-complex="normal"/>
    </style:style>
    <style:style style:name="P24" style:family="paragraph" style:parent-style-name="Heading_20_1">
      <style:paragraph-properties fo:text-align="center" style:justify-single-word="false"/>
      <style:text-properties style:font-name="URW Bookman 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0" style:family="text">
      <style:text-properties fo:font-style="normal" style:text-underline-style="solid" style:text-underline-width="auto" style:text-underline-color="font-color" style:font-style-asian="normal" style:font-style-complex="normal"/>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style="normal" style:text-underline-style="none" style:font-style-asian="normal" style:font-style-complex="normal"/>
    </style:style>
    <style:style style:name="T13" style:family="text">
      <style:text-properties fo:font-style="normal" style:text-underline-style="none" fo:font-weight="bold" style:font-style-asian="normal" style:font-weight-asian="bold" style:font-style-complex="normal" style:font-weight-complex="bold"/>
    </style:style>
    <style:style style:name="T14" style:family="text">
      <style:text-properties fo:font-weight="normal" style:font-weight-asian="normal" style:font-weight-complex="normal"/>
    </style:style>
    <style:style style:name="T15" style:family="text">
      <style:text-properties style:text-underline-style="solid" style:text-underline-width="auto" style:text-underline-color="font-color"/>
    </style:style>
    <style:style style:name="T16" style:family="text">
      <style:text-properties style:text-underline-style="none"/>
    </style:style>
    <style:style style:name="Sect1" style:family="section">
      <style:section-properties text:dont-balance-text-columns="false" style:editable="false">
        <style:columns fo:column-count="2" fo:column-gap="0.399cm">
          <style:column style:rel-width="4818*" fo:start-indent="0cm" fo:end-indent="0.199cm"/>
          <style:column style:rel-width="4820*" fo:start-indent="0.199cm" fo:end-indent="0cm"/>
        </style:columns>
      </style:section-properties>
    </style:style>
    <style:style style:name="Sect2" style:family="section">
      <style:section-properties text:dont-balance-text-columns="false"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 The World Sequences™ —~—</text:h>
      <text:p text:style-name="P2">By <text:span text:style-name="T15">Christopher Sakkas</text:span>, age 12. © 1980. Patent pending.</text:p>
      <text:p text:style-name="Text_20_body"/>
      <text:section text:style-name="Sect1" text:name="Section1">
        <text:p text:style-name="Text_20_body">In the immense blackness of space only the planets hang between the stars, each one a unique gem unlike all others. And yes, there is an emerald-sapphire floating in the voice, whose inhabitants of which call it inexplicably “Earth”. It is where we begin our adventure, but where in the endless cosmos will it end?</text:p>
        <text:p text:style-name="Text_20_body"/>
        <text:p text:style-name="P12">ROLES</text:p>
        <text:p text:style-name="Text_20_body">Like <text:span text:style-name="T10">World of Dungeons</text:span><text:span text:style-name="T12">,</text:span><text:span text:style-name="T1"> </text:span>The World Sequences is designed for two people: a player, who controls one or more Player Characters, and the Game Master, who controls all Non-Player Characters and indeed the rest of the universe in its entirety. </text:p>
        <text:p text:style-name="Text_20_body"/>
        <text:p text:style-name="P12">MAKING A CHARACTER</text:p>
        <text:p text:style-name="P4">Most characters are teenagers (14–18) from Earth who get transported to strange other planets through Portals. But you can play an old person if you want. For your first character, you must make yourself: but after you die you can make any character that you like, including characters from other planets.</text:p>
        <text:p text:style-name="P4"/>
        <text:p text:style-name="Text_20_body_20_heading">ATTRIBUTES</text:p>
        <text:p text:style-name="P4">Rolling for attributes is broken. Instead, you can assign each of the following to one attribute: +3, +2, +1, +0, [Weakness].</text:p>
        <text:p text:style-name="P4"><text:span text:style-name="T10">[Weakness]:</text:span><text:span text:style-name="T1"> </text:span><text:span text:style-name="T6">If you roll this attribute, add +0. You can never get a full success on this roll.</text:span></text:p>
        <text:p text:style-name="P6"/>
        <text:p text:style-name="P6"/>
        <text:p text:style-name="P6"/>
        <text:p text:style-name="P6"/>
        <text:p text:style-name="P6"/>
        <text:p text:style-name="P6"/>
        <text:p text:style-name="P18">The attributes:</text:p>
        <text:p text:style-name="Text_20_body_20_indent2"><text:span text:style-name="T9">Clever:</text:span><text:span text:style-name="T6"> </text:span><text:span text:style-name="T7">You know things and you’re good at school.</text:span></text:p>
        <text:p text:style-name="Text_20_body_20_indent2"><text:span text:style-name="T9">Cool:</text:span><text:span text:style-name="T6"> </text:span><text:span text:style-name="T7">You’ve got it all under control. People too.</text:span></text:p>
        <text:p text:style-name="Text_20_body_20_indent2"><text:span text:style-name="T9">Quick:</text:span><text:span text:style-name="T6"> </text:span><text:span text:style-name="T7">You’re fast, you’re good with your hands and you’re agile.</text:span></text:p>
        <text:p text:style-name="Text_20_body_20_indent2"><text:span text:style-name="T9">Rough:</text:span><text:span text:style-name="T6"> </text:span><text:span text:style-name="T7">You’re tough and powerful and don’t you know it.</text:span></text:p>
        <text:p text:style-name="Text_20_body_20_indent2"><text:span text:style-name="T9">Weird:</text:span><text:span text:style-name="T6"> </text:span><text:span text:style-name="T7">What’s the use of being a little freak?</text:span></text:p>
        <text:p text:style-name="P6"/>
        <text:p text:style-name="P19">SKILLS</text:p>
        <text:p text:style-name="P6">Choose two: Athletics, Awareness, Charming, Deception, Leadership, Knowledge, Sneaking, Survival.</text:p>
        <text:p text:style-name="P6"/>
        <text:p text:style-name="P19">HD AND HP</text:p>
        <text:p text:style-name="P6">2 HD. When you rest in a safe place, you gain the maximum possible HP.</text:p>
        <text:p text:style-name="P6"/>
        <text:p text:style-name="P19">ABILITIES</text:p>
        <text:p text:style-name="P6">Choose one now. At any time after you leave Earth (13A), you can choose another.</text:p>
        <text:p text:style-name="P6"/>
        <text:p text:style-name="P22">Earth Abilities</text:p>
        <text:p text:style-name="Text_20_body"><text:span text:style-name="T9">From World of Dungeons:</text:span><text:span text:style-name="T3"> </text:span><text:span text:style-name="T7">Pet (dog, cat, snake, toad), Scout, Volley, Cure, Backstab, Lucky, Reflexes, Tinker, Skirmish, Tough, Slay, Hardy.</text:span></text:p>
        <text:p text:style-name="Text_20_body"><text:span text:style-name="T9">Little Sibling:</text:span><text:span text:style-name="T8"> </text:span><text:span text:style-name="T7">You have a disloyal and ineffectual younger sibling.</text:span></text:p>
        <text:p text:style-name="Text_20_body"><text:span text:style-name="T9">Escape Notice:</text:span><text:span text:style-name="T7"> If there is anything else of equal or greater interest around you, you cannot be detected. </text:span></text:p>
        <text:p text:style-name="Text_20_body"><text:span text:style-name="T9">The Greater Fool:</text:span><text:span text:style-name="T7"> You always recognise the deceptions and schemes of others.</text:span></text:p>
        <text:p text:style-name="Text_20_body"><text:span text:style-name="T9">Iron Will:</text:span><text:span text:style-name="T7"> You never suffer from mind-affecting effects.</text:span></text:p>
        <text:p text:style-name="P15"/>
        <text:p text:style-name="P15"/>
        <text:p text:style-name="P18"><text:soft-page-break/>Magical Abilities</text:p>
        <text:p text:style-name="Text_20_body"><text:span text:style-name="T9">From World of Dungeons:</text:span><text:span text:style-name="T3"> </text:span><text:span text:style-name="T7">Wild, Ritual, Command, Cantrips, Summon, Pet (wolf, falcon).</text:span></text:p>
        <text:p text:style-name="Text_20_body"><text:span text:style-name="T9">Amphibious:</text:span><text:span text:style-name="T6"> </text:span><text:span text:style-name="T7">You can swim and breath underwater. And talk to fish.</text:span></text:p>
        <text:p text:style-name="Text_20_body"><text:span text:style-name="T9">ESP:</text:span><text:span text:style-name="T11"> You can see things that aren’t apparently there.</text:span></text:p>
        <text:p text:style-name="Text_20_body"><text:span text:style-name="T9">Omniglot:</text:span><text:span text:style-name="T11"> You can learn any language in an hour.</text:span></text:p>
        <text:p text:style-name="Text_20_body"><text:span text:style-name="T9">Phasing:</text:span><text:span text:style-name="T11"> You can pass through walls and other solid objects.</text:span></text:p>
        <text:p text:style-name="Text_20_body"><text:span text:style-name="T9">Portal Sense:</text:span><text:span text:style-name="T11"> You can locate portals and identify what is needed to activate them.</text:span></text:p>
        <text:p text:style-name="Text_20_body"><text:span text:style-name="T9">Pyrokinesis:</text:span><text:span text:style-name="T11"> You can start fires with your mind.</text:span></text:p>
        <text:p text:style-name="Text_20_body"><text:span text:style-name="T9">Soulblade:</text:span><text:span text:style-name="T11"> You can summon a martial weapon using the power of your mind. It ignores Armour. </text:span></text:p>
        <text:p text:style-name="Text_20_body"><text:span text:style-name="T9">Super Strength:</text:span><text:span text:style-name="T6"> </text:span><text:span text:style-name="T7">You can never fail on a Rough roll.</text:span></text:p>
        <text:p text:style-name="Text_20_body"><text:span text:style-name="T9">Telekinesis:</text:span><text:span text:style-name="T6"> </text:span><text:span text:style-name="T7">You can move and throw objects with your mind.</text:span></text:p>
        <text:p text:style-name="Text_20_body"><text:span text:style-name="T9">Telepathy:</text:span><text:span text:style-name="T6"> </text:span><text:span text:style-name="T7">You can communicate mentally with others (even if you don’t speak their language) and they can talk back to you.</text:span></text:p>
        <text:p text:style-name="Text_20_body"><text:span text:style-name="T9">Visions:</text:span><text:span text:style-name="T11"> Occasionally, you receive visions of the future.</text:span></text:p>
        <text:p text:style-name="P7"/>
        <text:p text:style-name="Text_20_body_20_heading"><text:span text:style-name="T9">Summoning</text:span><text:span text:style-name="T8"> </text:span><text:span text:style-name="T7">works differently. No quicksilver. If you summon spirits more times a day than your level, pick one:</text:span></text:p>
        <text:p text:style-name="Text_20_body_20_heading"><text:span text:style-name="T7"/></text:p>
        <text:p text:style-name="P15">It can summon you once.</text:p>
        <text:p text:style-name="P15">The effect it creates backfires.</text:p>
        <text:p text:style-name="P15">You break something valuable of its choice.</text:p>
        <text:p text:style-name="P15">You give it something valuable of its choice.</text:p>
        <text:p text:style-name="P15">You give up a memory of its choice.</text:p>
        <text:p text:style-name="P15">You have to promise to do something for it.</text:p>
        <text:p text:style-name="P6"/>
        <text:p text:style-name="P6"/>
        <text:p text:style-name="P6"/>
        <text:p text:style-name="P19">EQUIPMENT</text:p>
        <text:p text:style-name="P6">Turn out your pockets and your backpack. Whatever’s in there, your character has. All weapons do 1d6 damage, except guns which do 3d6. Fists do 1 damage.</text:p>
        <text:p text:style-name="P6"/>
        <text:p text:style-name="P19">XP AND LEVELS</text:p>
        <text:p text:style-name="P6">You get XP for completing quests only. Also:</text:p>
        <text:p text:style-name="Text_20_body_20_indent2"><text:span text:style-name="T9">100 XP:</text:span><text:span text:style-name="T8"> </text:span><text:span text:style-name="T7">See a new planet.</text:span></text:p>
        <text:p text:style-name="Text_20_body_20_indent2"><text:span text:style-name="T9">100 XP:</text:span><text:span text:style-name="T8"> </text:span><text:span text:style-name="T7">Tell someone your truename.</text:span></text:p>
        <text:p text:style-name="Text_20_body_20_indent2"><text:span text:style-name="T9">250 XP:</text:span><text:span text:style-name="T8"> </text:span><text:span text:style-name="T7">Save a planet.</text:span></text:p>
        <text:p text:style-name="Text_20_body_20_indent2"><text:span text:style-name="T9">50 XP:</text:span><text:span text:style-name="T6"> </text:span><text:span text:style-name="T7">Make a new friend. The test: if the player can remember the erstwhile friend’s name at the next session, it is a true friendship.</text:span></text:p>
        <text:p text:style-name="Text_20_body_20_indent2"><text:span text:style-name="T9">500 XP:</text:span><text:span text:style-name="T8"> </text:span><text:span text:style-name="T7">First kiss.</text:span></text:p>
        <text:p text:style-name="Text_20_body_20_indent2"><text:span text:style-name="T9">500 XP:</text:span><text:span text:style-name="T8"> </text:span><text:span text:style-name="T7">Save someone’s life.</text:span></text:p>
        <text:p text:style-name="P3"/>
        <text:p text:style-name="P18">ADVENTURE HOOKS</text:p>
        <text:p text:style-name="Text_20_body">Someone has taken your baby brother.</text:p>
        <text:p text:style-name="Text_20_body">You have been recruited as an apprentice by an otherworldly figure.</text:p>
        <text:p text:style-name="Text_20_body">You suddenly disappear from a train station during the Blitz, and appear on another world.</text:p>
        <text:p text:style-name="Text_20_body">You are invited to attend a ball in the realm of Faerie.</text:p>
        <text:p text:style-name="Text_20_body">A white rabbit chases you down a hol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text:soft-page-break/>PLANETS</text:p>
        <text:p text:style-name="P6">There are 13 different classes of planet and at least 13 individual planets within each class.</text:p>
        <text:p text:style-name="P6"/>
        <text:p text:style-name="P20">CLASS 13: EARTH</text:p>
        <text:p text:style-name="P5"><text:span text:style-name="T6">13A<text:tab/></text:span>Earth as We Know it</text:p>
        <text:p text:style-name="P6">13B<text:tab/><text:span text:style-name="T1">Earth, but Man Actually Landed on Moon</text:span></text:p>
        <text:p text:style-name="P6">13C<text:tab/><text:span text:style-name="T1">Earth, but Nazis Won WWII</text:span></text:p>
        <text:p text:style-name="P6">13D<text:tab/><text:span text:style-name="T1">Earth, but Napoleon Conquered Europe</text:span></text:p>
        <text:p text:style-name="P6">13E<text:tab/><text:span text:style-name="T1">Earth, but Europeans Withdrew from the New World</text:span></text:p>
        <text:p text:style-name="P6">13F<text:tab/><text:span text:style-name="T1">Earth, but Ghengis Khan Was Never Born</text:span></text:p>
        <text:p text:style-name="P6">13G<text:tab/><text:span text:style-name="T1">Earth, but Constantine Remained Pagan</text:span></text:p>
        <text:p text:style-name="P6">13H<text:tab/><text:span text:style-name="T1">Earth, but Israelites Enslaved Egyptians</text:span></text:p>
        <text:p text:style-name="P6">13I<text:tab/><text:span text:style-name="T1">Earth, but Writing Never Invented</text:span></text:p>
        <text:p text:style-name="P6">13J<text:tab/><text:span text:style-name="T1">Earth, but Agriculture Never Invented</text:span></text:p>
        <text:p text:style-name="P6">13K<text:tab/><text:span text:style-name="T1">Earth, but Neanderthals Survived.</text:span></text:p>
        <text:p text:style-name="P6">13#<text:tab/>… </text:p>
        <text:p text:style-name="P6"/>
        <text:p text:style-name="P6"/>
        <text:p text:style-name="P6"/>
        <text:p text:style-name="P6"/>
        <text:p text:style-name="P6"/>
        <text:p text:style-name="Text_20_body_20_heading">CLASS 12: EARTHLIKE</text:p>
        <text:p text:style-name="P6">12A<text:tab/><text:span text:style-name="T1">Victoriana Æternus</text:span></text:p>
        <text:p text:style-name="P6">12B<text:tab/><text:span text:style-name="T1">The Witch Kings of Salem</text:span></text:p>
        <text:p text:style-name="P6">12C<text:tab/><text:span text:style-name="T1">The Once and Current King</text:span></text:p>
        <text:p text:style-name="P6">12D<text:tab/><text:span text:style-name="T1">Chariots of the Gods!</text:span></text:p>
        <text:p text:style-name="P6">12E<text:tab/><text:span text:style-name="T1">Pax Iram</text:span></text:p>
        <text:p text:style-name="P6">12F<text:span text:style-name="T1"><text:tab/>Atlantis Floats</text:span></text:p>
        <text:p text:style-name="P6">12G<text:tab/><text:span text:style-name="T1">London, City of Rats</text:span></text:p>
        <text:p text:style-name="P6">12H<text:tab/><text:span text:style-name="T1">Twelve Apostles in Amber</text:span></text:p>
        <text:p text:style-name="P6">12#<text:tab/>… </text:p>
        <text:p text:style-name="P6"/>
        <text:p text:style-name="Text_20_body_20_heading">CLASS 11: SOL PLANETS</text:p>
        <text:p text:style-name="P6">11A<text:tab/><text:span text:style-name="T1">Barsoom</text:span></text:p>
        <text:p text:style-name="P6">11B<text:tab/><text:span text:style-name="T1">Jupiter</text:span></text:p>
        <text:p text:style-name="P6">11C<text:tab/><text:span text:style-name="T1">Periador</text:span></text:p>
        <text:p text:style-name="P6">11#<text:tab/>… </text:p>
        <text:p text:style-name="P6"/>
        <text:p text:style-name="P19">CLASS 10: FAIRY REALMS</text:p>
        <text:p text:style-name="P3"><text:span text:style-name="T7">10A<text:tab/></text:span><text:span text:style-name="T2">Mounds of the Sidhe</text:span></text:p>
        <text:p text:style-name="P7"><text:span text:style-name="T14">10B<text:tab/></text:span><text:span text:style-name="T2">Goblin Kingdom</text:span></text:p>
        <text:p text:style-name="P7"><text:span text:style-name="T14">10C<text:tab/></text:span><text:span text:style-name="T2">Oz</text:span></text:p>
        <text:p text:style-name="P7"><text:span text:style-name="T14">10D<text:tab/></text:span><text:span text:style-name="T2">Death’s Dream Kingdom</text:span></text:p>
        <text:p text:style-name="P6">10#<text:tab/>… </text:p>
        <text:p text:style-name="P6"/>
        <text:p text:style-name="P21">CLASS 9: MYSTICAL REALMS</text:p>
        <text:p text:style-name="P7"><text:span text:style-name="T14">09A<text:tab/></text:span><text:span text:style-name="T2">The World of the Imperium (and Regency, etc)</text:span></text:p>
        <text:p text:style-name="P6">09B<text:tab/>… </text:p>
        <text:p text:style-name="P6"/>
        <text:p text:style-name="P6"/>
        <text:section text:style-name="Sect2" text:name="Section2">
          <text:p text:style-name="P23"><text:span text:style-name="T15">MONSTERS</text:span></text:p>
          <text:p text:style-name="Text_20_body"><text:span text:style-name="T15">INT:</text:span><text:span text:style-name="T16"> How clever the monster is.</text:span></text:p>
          <text:p text:style-name="Text_20_body"><text:span text:style-name="T15">ARM:</text:span><text:span text:style-name="T16"> The monster’s Armour value.</text:span></text:p>
          <text:p text:style-name="Text_20_body"><text:span text:style-name="T15">SQ:</text:span><text:span text:style-name="T16"> The monster does one of these on a miss by a player. Or you can set up one of these on a partial success and follow through with it on another partial success.</text:span></text:p>
          <text:p text:style-name="P18"><text:span text:style-name="T16"/></text:p>
          <text:p text:style-name="Text_20_body_20_indent2"><text:span text:style-name="T10">Rabbit.</text:span><text:span text:style-name="T12"> An innocent little rabbit.<text:line-break/>HP</text:span><text:span text:style-name="T5"> </text:span><text:span text:style-name="T12">50. ATT 3d6 damage (bite). SPD Normal. INT Dumb.<text:line-break/>SQ<text:tab/></text:span><text:span text:style-name="T12">Kill a nearby creature. Hop away.</text:span></text:p>
          <text:p text:style-name="P16"/>
          <text:p text:style-name="P8"><text:span text:style-name="T6">White ape.</text:span><text:span text:style-name="T12"> A big, furry ape with large fangs and four arms.<text:line-break/>HP 20.<text:tab/> ATT 2d6 damage (rend). SPD Fast. INT Dumb. ARM 1.<text:line-break/>SQ<text:tab/></text:span><text:span text:style-name="T12">Grab a creature. Throw a creature. Bellow for more apes.</text:span></text:p>
          <text:p text:style-name="P16"/>
          <text:p text:style-name="P8"><text:span text:style-name="T6">Icebeast.</text:span><text:span text:style-name="T12"> A white, furry biped with ram’s horns.<text:line-break/>HP 15. ATT 1d6-1 damage (trample). SPD Fast. INT Dumb.</text:span></text:p>
          <text:p text:style-name="P9"><text:span text:style-name="T12">SQ<text:tab/>Protect master. Sprint. Resist Cold (ARM 5). Be warm.</text:span></text:p>
          <text:p text:style-name="P16"/>
          <text:p text:style-name="P9"><text:span text:style-name="T6">Wocky.</text:span><text:span text:style-name="T12"> A brown, furry ape taller than a man.</text:span></text:p>
          <text:p text:style-name="P9"><text:span text:style-name="T12">HP 15. ATT 1d6 damage (rend). SPD Normal. INT Normal.</text:span></text:p>
          <text:p text:style-name="P9"><text:span text:style-name="T12">SQ<text:tab/></text:span><text:span text:style-name="T12">Frighten a shorter person.</text:span></text:p>
          <text:p text:style-name="P16"/>
          <text:p text:style-name="P9"><text:span text:style-name="T6">Troglodyte.</text:span><text:span text:style-name="T12"> A furry caveman the height of three men, with a horn.</text:span></text:p>
          <text:p text:style-name="P9"><text:span text:style-name="T12">HP 40. ATT 3d6 damage (rend). SPD Normal. INT Dumb.<text:line-break/>SQ<text:tab/>Make a foolish mistake. Throw rock.</text:span></text:p>
          <text:p text:style-name="P16"/>
          <text:p text:style-name="P9"><text:span text:style-name="T6">Sabre-tooth Tiger:</text:span><text:span text:style-name="T12"> A big cat with huge teeth.</text:span></text:p>
          <text:p text:style-name="P9"><text:span text:style-name="T12">HP 25. ATT 2d6 damage (bite). SPD Fast. INT Cunning.</text:span></text:p>
          <text:p text:style-name="P9"><text:span text:style-name="T12">SQ<text:tab/></text:span><text:span text:style-name="T12">Corner. Leap.</text:span></text:p>
          <text:p text:style-name="P16"/>
          <text:p text:style-name="P9"><text:span text:style-name="T6">Giant Wasp:</text:span><text:span text:style-name="T12"> A giant wasp.</text:span></text:p>
          <text:p text:style-name="P9"><text:span text:style-name="T12">HP 15. ATT 1d6 damage and poison (sting). SPD Fast (fly). INT Dumb.</text:span></text:p>
          <text:p text:style-name="P9"><text:span text:style-name="T12">SQ<text:tab/>Paralyse a poisoned enemy.</text:span></text:p>
          <text:p text:style-name="P9"/>
          <text:p text:style-name="P10"><text:span text:style-name="T6">Cat:</text:span><text:span text:style-name="T12"> Cats are useful companions.</text:span></text:p>
          <text:p text:style-name="P10"><text:span text:style-name="T12">HP 4. ATT 1d6-1 damage (bite). SPD Normal. INT Normal/Cunning.</text:span></text:p>
          <text:p text:style-name="P10"><text:span text:style-name="T12">SQ<text:tab/></text:span><text:span text:style-name="T12">Agile. See ghosts and other invisible things. Screech. Frighten away demons and evil spirits.</text:span></text:p>
          <text:p text:style-name="P17"/>
          <text:p text:style-name="P10"><text:span text:style-name="T6">Dog:</text:span><text:span text:style-name="T13"> </text:span><text:span text:style-name="T12">Dogs are loyal companions.</text:span></text:p>
          <text:p text:style-name="P10"><text:span text:style-name="T12">HP 8. ATT 1d6 damage (bite). SPD Fast. INT Dumb/Cunning.</text:span></text:p>
          <text:p text:style-name="P10"><text:span text:style-name="T12">SQ<text:tab/></text:span><text:span text:style-name="T12">Scent. Growl.</text:span></text:p>
          <text:p text:style-name="P17"/>
          <text:p text:style-name="P10"><text:span text:style-name="T6">Snake:</text:span><text:span text:style-name="T12"> Snakes are toxic companions.</text:span></text:p>
          <text:p text:style-name="P10"><text:span text:style-name="T12">HP 4. ATT 1d6-1 damage and poison (bite). SPD Normal. INT Cunning.</text:span></text:p>
          <text:p text:style-name="P10"><text:span text:style-name="T12">SQ<text:tab/>Paralyse a poisoned enemy. Hiss. Hide in small cracks.</text:span></text:p>
          <text:p text:style-name="P10"><text:soft-page-break/><text:span text:style-name="T6">Toad:</text:span><text:span text:style-name="T12"> Toads are surprising companions.</text:span></text:p>
          <text:p text:style-name="P10"><text:span text:style-name="T12">HP 2. ATT —. SPD Slow. INT Dumb.</text:span></text:p>
          <text:p text:style-name="P10"><text:span text:style-name="T12">SQ<text:tab/></text:span><text:span text:style-name="T12">Surprise everyone. Leap. Ribbit.</text:span></text:p>
          <text:p text:style-name="P17"/>
          <text:p text:style-name="P11">Dinosaur:<text:span text:style-name="T16"> Dinosaurs come in many varieties.</text:span></text:p>
          <text:p text:style-name="P10"><text:span text:style-name="T12">HP 20–60. ATT 1d6—2d6 damage (bite, claws, trample). SPD Slow/Normal/Fast (walk/fly/swim). ARM 1—5. INT Dumb/Cunning.<text:line-break/>SQ<text:tab/>Spit poison/Bellow/Breathe Fire.</text:span></text:p>
          <text:p text:style-name="P17"/>
          <text:p text:style-name="P10"><text:span text:style-name="T6">Falcon:</text:span><text:span text:style-name="T16"> </text:span><text:span text:style-name="T12">Falcons are sharp-eyed companions.</text:span></text:p>
          <text:p text:style-name="P10"><text:span text:style-name="T12">HP 4. ATT 1d6-1 damage (claws). SPD Very Fast (fly). INT Cunning.</text:span></text:p>
          <text:p text:style-name="P10"><text:span text:style-name="T12">SQ<text:tab/></text:span><text:span text:style-name="T12">Fly. Spot tiny things. Spot distant things. Swoop.</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MMono101" svg:font-family="LMMono10" style:font-pitch="fixed"/>
    <style:font-face style:name="LMMono10" svg:font-family="LMMono10" style:font-adornments="Regular" style:font-pitch="fixed"/>
    <style:font-face style:name="URW Bookman L" svg:font-family="'URW Bookman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cm" fo:text-indent="0.499cm" style:auto-text-indent="false" style:page-number="auto"/>
      <style:text-properties style:font-name="LMMono10" fo:font-size="11pt"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ext_20_body_20_heading" style:display-name="Text body heading" style:family="paragraph" style:parent-style-name="Text_20_body" style:class="text">
      <style:paragraph-properties fo:margin="100%" fo:margin-left="0cm" fo:margin-right="0cm" fo:margin-top="0cm" fo:margin-bottom="0cm" fo:text-indent="0cm" style:auto-text-indent="false"/>
    </style:style>
    <style:style style:name="Text_20_body_20_indent2" style:display-name="Text body indent2" style:family="paragraph" style:parent-style-name="Text_20_body" style:class="text">
      <style:paragraph-properties fo:margin="100%" fo:margin-left="1cm" fo:margin-right="0cm" fo:margin-top="0cm" fo:margin-bottom="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LMMono101"/>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ll B</meta:initial-creator>
    <meta:creation-date>2012-06-08T20:51:05</meta:creation-date>
    <dc:date>2012-06-11T17:57:44</dc:date>
    <dc:creator>Bill B</dc:creator>
    <meta:editing-duration>PT2H1M11S</meta:editing-duration>
    <meta:editing-cycles>12</meta:editing-cycles>
    <meta:generator>LibreOffice/3.5$Linux_X86_64 LibreOffice_project/7e68ba2-a744ebf-1f241b7-c506db1-7d53735</meta:generator>
    <meta:document-statistic meta:table-count="0" meta:image-count="0" meta:object-count="0" meta:page-count="5" meta:paragraph-count="140" meta:word-count="1269" meta:character-count="7281" meta:non-whitespace-character-count="6143"/>
  </office:meta>
</office:document-meta>
</file>